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09C4243F.png" manifest:media-type=""/>
  <manifest:file-entry manifest:full-path="Pictures/100000000000064000000384C15ADE28.png" manifest:media-type=""/>
  <manifest:file-entry manifest:full-path="Pictures/1000000000000103000000C288F4BA57.jpg" manifest:media-type=""/>
  <manifest:file-entry manifest:full-path="Pictures/100000000000012C000000A8A43A7AB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left" draw:textarea-vertical-align="top" draw:auto-grow-height="false"/>
    </style:style>
    <style:style style:name="gr5" style:family="graphic" style:parent-style-name="standard">
      <style:graphic-properties draw:stroke="solid" draw:fill="solid"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deb3d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start="Arrow" draw:marker-start-width="0.3cm" draw:textarea-vertical-align="middle"/>
    </style:style>
    <style:style style:name="gr10" style:family="graphic" style:parent-style-name="standard">
      <style:graphic-properties draw:fill="solid" draw:fill-color="#e6e64c" draw:opacity="100%" draw:textarea-horizontal-align="left" draw:textarea-vertical-align="top" draw:auto-grow-height="false" draw:shadow-opacity="100%"/>
    </style:style>
    <style:style style:name="gr11" style:family="graphic" style:parent-style-name="standard">
      <style:graphic-properties draw:fill="solid" draw:fill-color="#e6e64c" draw:opacity="100%" draw:textarea-horizontal-align="left" draw:textarea-vertical-align="top" draw:auto-grow-height="false" draw:shadow-opacity="100%"/>
    </style:style>
    <style:style style:name="gr12" style:family="graphic" style:parent-style-name="standard">
      <style:graphic-properties draw:stroke="solid" draw:fill="solid" draw:fill-color="#e6e64c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50%" fo:text-align="start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97cm" svg:height="3.302cm" svg:x="7.874cm" svg:y="8.128cm">
          <draw:image xlink:href="Pictures/100000000000012C000000A8A43A7AB2.jpg" xlink:type="simple" xlink:show="embed" xlink:actuate="onLoad">
            <text:p text:style-name="P1"><text:span text:style-name="T1">Network</text:span></text:p>
          </draw:image>
        </draw:frame>
        <draw:frame draw:style-name="gr2" draw:text-style-name="P1" draw:layer="layout" svg:width="6.852cm" svg:height="5.132cm" svg:x="0.133cm" svg:y="6.049cm">
          <draw:image xlink:href="Pictures/1000000000000103000000C288F4BA57.jpg" xlink:type="simple" xlink:show="embed" xlink:actuate="onLoad">
            <text:p/>
          </draw:image>
        </draw:frame>
        <draw:frame draw:style-name="gr2" draw:text-style-name="P1" draw:layer="layout" svg:width="6.852cm" svg:height="5.132cm" svg:x="0.133cm" svg:y="-0.876cm">
          <draw:image xlink:href="Pictures/1000000000000103000000C288F4BA57.jpg" xlink:type="simple" xlink:show="embed" xlink:actuate="onLoad">
            <text:p/>
          </draw:image>
        </draw:frame>
        <draw:custom-shape draw:style-name="gr3" draw:text-style-name="P1" draw:layer="layout" svg:width="6.223cm" svg:height="5.575cm" svg:x="0.387cm" svg:y="1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46cm" svg:height="4.512cm" svg:x="0.589cm" svg:y="2.727cm">
          <text:p text:style-name="P3"><text:span text:style-name="T2">ally</text:span></text:p>
          <text:p text:style-name="P3"><text:span text:style-name="T2">ally-http</text:span></text:p>
          <text:p text:style-name="P3"><text:span text:style-name="T2">ally-api</text:span></text:p>
          <text:p text:style-name="P3"><text:span text:style-name="T2">ally-core</text:span></text:p>
          <text:p text:style-name="P3"><text:span text:style-name="T2">ally-core-http</text:span></text:p>
          <text:p text:style-name="P3"><text:span text:style-name="T2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846cm" svg:height="0.635cm" svg:x="0.589cm" svg:y="2.092cm">
          <text:p text:style-name="P1"><text:span text:style-name="T3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5.715cm" svg:height="3.809cm" svg:x="8.001cm" svg:y="0.508cm">
          <draw:image xlink:href="Pictures/100000000000012C000000A8A43A7AB2.jpg" xlink:type="simple" xlink:show="embed" xlink:actuate="onLoad">
            <text:p text:style-name="P1"><text:span text:style-name="T1">Network</text:span></text:p>
          </draw:image>
        </draw:frame>
        <draw:custom-shape draw:style-name="gr3" draw:text-style-name="P1" draw:layer="layout" svg:width="1.651cm" svg:height="0.508cm" svg:x="6.731cm" svg:y="1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1.557cm" svg:height="6.858cm" svg:x="15.875cm" svg:y="0.254cm">
          <draw:image xlink:href="Pictures/100000000000064000000384C15ADE28.png" xlink:type="simple" xlink:show="embed" xlink:actuate="onLoad">
            <text:p/>
          </draw:image>
        </draw:frame>
        <draw:custom-shape draw:style-name="gr6" draw:text-style-name="P6" draw:layer="layout" svg:width="3.048cm" svg:height="0.762cm" svg:x="0.589cm" svg:y="6.283cm">
          <text:p text:style-name="P3"><text:span text:style-name="T2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048cm" svg:height="0.762cm" svg:x="0.589cm" svg:y="6.283cm">
          <text:p text:style-name="P3"><text:span text:style-name="T2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94cm" svg:height="5.207cm" svg:x="3.637cm" svg:y="2.092cm">
          <text:p text:style-name="P1"><text:span text:style-name="T4">Plugin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46cm" svg:height="4.512cm" svg:x="0.589cm" svg:y="2.72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557cm" svg:height="5.207cm" svg:x="15.875cm" svg:y="7.239cm">
          <draw:image xlink:href="Pictures/10000000000006400000038409C4243F.png" xlink:type="simple" xlink:show="embed" xlink:actuate="onLoad">
            <text:p/>
          </draw:image>
        </draw:frame>
        <draw:line draw:style-name="gr9" draw:text-style-name="P1" draw:layer="layout" svg:x1="15.748cm" svg:y1="2.794cm" svg:x2="13.462cm" svg:y2="2.794cm">
          <text:p/>
        </draw:line>
        <draw:line draw:style-name="gr9" draw:text-style-name="P1" draw:layer="layout" svg:x1="15.875cm" svg:y1="9.017cm" svg:x2="12.192cm" svg:y2="9.017cm">
          <text:p/>
        </draw:line>
        <draw:custom-shape draw:style-name="gr3" draw:text-style-name="P1" draw:layer="layout" svg:width="6.223cm" svg:height="3.349cm" svg:x="0.381cm" svg:y="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46cm" svg:height="2.286cm" svg:x="0.589cm" svg:y="9.652cm">
          <text:p text:style-name="P3"><text:span text:style-name="T2">ally</text:span></text:p>
          <text:p text:style-name="P3"><text:span text:style-name="T2">ally-http</text:span></text:p>
          <text:p text:style-name="P3"><text:span text:style-name="T2">service-c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846cm" svg:height="0.635cm" svg:x="0.589cm" svg:y="9.017cm">
          <text:p text:style-name="P1"><text:span text:style-name="T3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092cm" svg:height="0.635cm" svg:x="0.591cm" svg:y="11.049cm">
          <text:p text:style-name="P3"><text:span text:style-name="T2">service-c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667cm" svg:height="2.921cm" svg:x="3.683cm" svg:y="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159cm" svg:height="2.667cm" svg:x="3.991cm" svg:y="9.144cm">
          <text:p text:style-name="P1"><text:span text:style-name="T5">File</text:span></text:p>
          <text:p text:style-name="P1"><text:span text:style-name="T5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846cm" svg:height="2.286cm" svg:x="0.589cm" svg:y="9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508cm" svg:x="6.731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auto-grow-height="false" fo:padding-top="0.125cm" fo:padding-bottom="0.125cm" fo:padding-left="0.229cm" fo:padding-right="0.25cm" fo:wrap-option="no-wrap" draw:shadow="hidden" draw:shadow-offset-x="0.203cm" draw:shadow-offset-y="0.203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7.6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6:17:36</meta:creation-date>
    <dc:date>2013-09-30T14:05:19</dc:date>
    <meta:editing-duration>PT51M26S</meta:editing-duration>
    <meta:editing-cycles>11</meta:editing-cycles>
    <meta:generator>LibreOffice/3.6$Linux_X86_64 LibreOffice_project/360m1$Build-2</meta:generator>
    <meta:document-statistic meta:object-count="24"/>
  </office:meta>
</office:document-meta>
</file>